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697f" officeooo:paragraph-rsid="0005697f"/>
    </style:style>
    <style:style style:name="P2" style:family="paragraph" style:parent-style-name="Standard">
      <style:paragraph-properties fo:text-align="start" style:justify-single-word="false"/>
      <style:text-properties officeooo:rsid="0005697f" officeooo:paragraph-rsid="0005697f"/>
    </style:style>
    <style:style style:name="P3" style:family="paragraph" style:parent-style-name="Header">
      <style:paragraph-properties fo:text-align="end" style:justify-single-word="false"/>
      <style:text-properties officeooo:rsid="0005697f" officeooo:paragraph-rsid="00056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2</text:p>
      <text:p text:style-name="P1">3/14/2017</text:p>
      <text:p text:style-name="P1"/>
      <text:p text:style-name="P2"><text:tab/>I have completely finished the implementation of my framework and game-playing agents. <text:s/>I have also completed training all of the necessary ANNs and NEAT networks for the agents. <text:s/>The scripts for running the experiments are also completed.</text:p>
      <text:p text:style-name="P2"/>
      <text:p text:style-name="P2"><text:tab/>My experiments will run over break. <text:s/>I have SSH’d into several computers in Alden and will be splitting up the experiments amongst them.</text:p>
      <text:p text:style-name="P2"/>
      <text:p text:style-name="P2"><text:tab/>Over break I will be working on my Implementation section of the actual paper. <text:s/>Upon returning, I will begin analyzing the results and making grap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5697f" officeooo:paragraph-rsid="0005697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ucas Haw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7:40:20.360692144</meta:creation-date>
    <dc:date>2017-04-01T17:43:50.279280213</dc:date>
    <meta:editing-duration>PT3M30S</meta:editing-duration>
    <meta:editing-cycles>1</meta:editing-cycles>
    <meta:document-statistic meta:table-count="0" meta:image-count="0" meta:object-count="0" meta:page-count="1" meta:paragraph-count="6" meta:word-count="91" meta:character-count="563" meta:non-whitespace-character-count="471"/>
    <meta:generator>LibreOffice/5.1.6.2$Linux_X86_64 LibreOffice_project/10m0$Build-2</meta:generator>
  </office:meta>
</office:document-meta>
</file>